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2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2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3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4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number-rows-repeated="3" table:style-name="ro1">
          <table:table-cell table:number-columns-repeated="7" table:style-name="ce3"/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4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number-rows-repeated="3" table:style-name="ro1">
          <table:table-cell table:number-columns-repeated="7" table:style-name="ce3"/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5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5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6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O0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5" table:number-columns-repeated="1024" table:default-cell-style-name="ce6"/>
        <table:table-column table:style-name="co9" table:number-columns-repeated="15360" table:default-cell-style-name="ce1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1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01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01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098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902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3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97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2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99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2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99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7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03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98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99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01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396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98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01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097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95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801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501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899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501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01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903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99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98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3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8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402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896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701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8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97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97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1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0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97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303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805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9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0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99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399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01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703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97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1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599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99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03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101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06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898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695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499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05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01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6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899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099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95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9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1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99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99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198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99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696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98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03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098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7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99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703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01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502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5" table:number-columns-repeated="5" table:default-cell-style-name="ce6"/>
        <table:table-column table:style-name="co16" table:number-columns-repeated="3" table:default-cell-style-name="ce6"/>
        <table:table-column table:style-name="co17" table:default-cell-style-name="ce6"/>
        <table:table-column table:style-name="co16" table:number-columns-repeated="2" table:default-cell-style-name="ce6"/>
        <table:table-column table:style-name="co17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7" table:default-cell-style-name="ce6"/>
        <table:table-column table:style-name="co15" table:number-columns-repeated="1004" table:default-cell-style-name="ce6"/>
        <table:table-column table:style-name="co9" table:number-columns-repeated="15360" table:default-cell-style-name="ce1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1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01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01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098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902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3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97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2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99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2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99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7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03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98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99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01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396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98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01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097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95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801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501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899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501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01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903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99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98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3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8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402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896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701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8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97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97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1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0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97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303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805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9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0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99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399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01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703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97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1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599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99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03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101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06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898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695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499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05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01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6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899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099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95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9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1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99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99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198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99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696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98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03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098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7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99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703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01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502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Paula</meta:initial-creator>
    <dc:creator>Alessandro Gregori</dc:creator>
    <meta:creation-date>2015-06-05T18:19:34Z</meta:creation-date>
    <dc:date>2024-09-09T10:22:10Z</dc:date>
    <meta:editing-cycles>1</meta:editing-cycles>
    <meta:editing-duration>PT255S</meta:editing-duration>
  </office:meta>
</office:document-meta>
</file>